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2d7" officeooo:paragraph-rsid="000522d7"/>
    </style:style>
    <style:style style:name="P2" style:family="paragraph" style:parent-style-name="Standard" style:list-style-name="L1">
      <style:text-properties officeooo:rsid="000ede40" officeooo:paragraph-rsid="000ede40"/>
    </style:style>
    <style:style style:name="P3" style:family="paragraph" style:parent-style-name="Text_20_body" style:list-style-name="L1">
      <style:text-properties officeooo:rsid="000522d7" officeooo:paragraph-rsid="000522d7"/>
    </style:style>
    <style:style style:name="P4" style:family="paragraph" style:parent-style-name="Text_20_body" style:list-style-name="L1">
      <style:text-properties officeooo:rsid="000ede40" officeooo:paragraph-rsid="000ede40"/>
    </style:style>
    <style:style style:name="P5" style:family="paragraph" style:parent-style-name="Text_20_body" style:list-style-name="L1">
      <style:text-properties officeooo:rsid="000fbc1a" officeooo:paragraph-rsid="000fbc1a"/>
    </style:style>
    <style:style style:name="T1" style:family="text">
      <style:text-properties officeooo:rsid="000b55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3 Homework</text:span></text:p>
      <text:list xml:id="list1268670768797173972" text:style-name="L1">
        <text:list-item>
          <text:p text:style-name="P3">In Storm, data is broken up into pieces called: (1 point)</text:p>
          <text:list>
            <text:list-item>
              <text:p text:style-name="P2">Tuples </text:p>
            </text:list-item>
          </text:list>
        </text:list-item>
        <text:list-item>
          <text:p text:style-name="P4">Small world networks have: (1 point)</text:p>
          <text:list>
            <text:list-item>
              <text:p text:style-name="P2">High clustering coefficients and short path length</text:p>
            </text:list-item>
          </text:list>
        </text:list-item>
        <text:list-item>
          <text:p text:style-name="P4">Which of the following represents a power-law graph? (1 point)</text:p>
          <text:list>
            <text:list-item>
              <text:p text:style-name="P2">not sure </text:p>
            </text:list-item>
          </text:list>
        </text:list-item>
        <text:list-item>
          <text:p text:style-name="P4">Which of the following is FALSE about power-law and small-world graphs? (1 point)</text:p>
          <text:list>
            <text:list-item>
              <text:p text:style-name="P2">For a graph that is small world and power law, killing a few randomly-selected vertices will disconnect the graph (split it into two graphs) with high probability.</text:p>
              <text:list>
                <text:list-item>
                  <text:p text:style-name="P2">Cuz small world has each node connected to everyone else like everyone is a neighbor to each other.</text:p>
                </text:list-item>
              </text:list>
            </text:list-item>
          </text:list>
        </text:list-item>
        <text:list-item>
          <text:p text:style-name="P2">In a single processor system, switching from one task to another incurs an extra time overhead, called a context switch. Typical context switch overheads in some recent Intel processors are a few 10s of nanoseconds. Which of the following scheduling algorithms will have the highest total context switch overhead for a given workload (consider the case where all jobs have arrived at time 0)? (1 point)</text:p>
          <text:list>
            <text:list-item>
              <text:p text:style-name="P2">Round Robin – each job has the same amount of time</text:p>
            </text:list-item>
          </text:list>
        </text:list-item>
        <text:list-item>
          <text:p text:style-name="P4">Which of the following is TRUE about the Hadoop Fair Scheduler, as discussed in lecture? (1 point)</text:p>
          <text:list>
            <text:list-item>
              <text:p text:style-name="P2">It preempts tasks by saving their state due to the SJT </text:p>
            </text:list-item>
          </text:list>
        </text:list-item>
        <text:list-item>
          <text:p text:style-name="P4">You are implementing a variant of Storm where you have a few types of grouping available (some of them similar to Storm). Now at a given bolt B you’re trying to do a join (cross-product) of two incoming streams S1 and S2. S1 is the stream of incoming tweets on Twitter, while S2 is the stream of new accounts being created on Twitter. Now, among the tasks of B (which is parallelized), which of the following grouping combinations would you use? (1 point)</text:p>
          <text:list>
            <text:list-item>
              <text:p text:style-name="P4">not sure </text:p>
            </text:list-item>
          </text:list>
        </text:list-item>
        <text:list-item>
          <text:p text:style-name="P5">Many of these answers to 15 I have learned them from OS soooooo I’ll come back to it later 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14T19:32:38.869757971</dc:date>
    <meta:editing-duration>PT2H14M53S</meta:editing-duration>
    <meta:editing-cycles>7</meta:editing-cycles>
    <meta:generator>LibreOffice/5.1.6.2$Linux_X86_64 LibreOffice_project/10m0$Build-2</meta:generator>
    <meta:document-statistic meta:table-count="0" meta:image-count="0" meta:object-count="0" meta:page-count="1" meta:paragraph-count="17" meta:word-count="324" meta:character-count="1781" meta:non-whitespace-character-count="1484"/>
  </office:meta>
</office:document-meta>
</file>